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c9cc" officeooo:paragraph-rsid="0001c9cc"/>
    </style:style>
    <style:style style:name="P2" style:family="paragraph" style:parent-style-name="Standard">
      <style:text-properties officeooo:rsid="0002d9ed" officeooo:paragraph-rsid="0002d9ed"/>
    </style:style>
    <style:style style:name="P3" style:family="paragraph" style:parent-style-name="Standard">
      <style:text-properties officeooo:rsid="0003a416" officeooo:paragraph-rsid="0003a416"/>
    </style:style>
    <style:style style:name="P4" style:family="paragraph" style:parent-style-name="Standard">
      <style:text-properties officeooo:rsid="0003bdf0" officeooo:paragraph-rsid="0003bdf0"/>
    </style:style>
    <style:style style:name="P5" style:family="paragraph" style:parent-style-name="Standard">
      <style:text-properties officeooo:rsid="00054c30" officeooo:paragraph-rsid="00054c30"/>
    </style:style>
    <style:style style:name="P6" style:family="paragraph" style:parent-style-name="Standard">
      <style:text-properties officeooo:rsid="00054c30" officeooo:paragraph-rsid="00074800"/>
    </style:style>
    <style:style style:name="P7" style:family="paragraph" style:parent-style-name="Standard">
      <style:text-properties officeooo:rsid="00072b1f" officeooo:paragraph-rsid="00072b1f"/>
    </style:style>
    <style:style style:name="P8" style:family="paragraph" style:parent-style-name="Standard">
      <style:paragraph-properties fo:text-align="end" style:justify-single-word="false"/>
      <style:text-properties officeooo:rsid="00072b1f" officeooo:paragraph-rsid="00072b1f"/>
    </style:style>
    <style:style style:name="P9" style:family="paragraph" style:parent-style-name="Standard">
      <style:text-properties officeooo:rsid="000750ff" officeooo:paragraph-rsid="000750ff"/>
    </style:style>
    <style:style style:name="P10" style:family="paragraph" style:parent-style-name="Standard">
      <style:text-properties officeooo:rsid="0008fbca" officeooo:paragraph-rsid="0008fbca"/>
    </style:style>
    <style:style style:name="P11" style:family="paragraph" style:parent-style-name="Standard">
      <style:text-properties officeooo:rsid="000a623f" officeooo:paragraph-rsid="000a623f"/>
    </style:style>
    <style:style style:name="P12" style:family="paragraph" style:parent-style-name="Standard">
      <style:text-properties officeooo:rsid="000afc24" officeooo:paragraph-rsid="000afc24"/>
    </style:style>
    <style:style style:name="P13" style:family="paragraph" style:parent-style-name="Standard">
      <style:text-properties officeooo:rsid="000cf465" officeooo:paragraph-rsid="000cf465"/>
    </style:style>
    <style:style style:name="P14" style:family="paragraph" style:parent-style-name="Standard">
      <style:text-properties officeooo:rsid="000e695a" officeooo:paragraph-rsid="000e695a"/>
    </style:style>
    <style:style style:name="P15" style:family="paragraph" style:parent-style-name="Standard" style:list-style-name="L1">
      <style:text-properties officeooo:rsid="000e695a" officeooo:paragraph-rsid="000e695a"/>
    </style:style>
    <style:style style:name="P16" style:family="paragraph" style:parent-style-name="Standard" style:list-style-name="L1">
      <style:text-properties officeooo:rsid="000f1ffc" officeooo:paragraph-rsid="000f1ffc"/>
    </style:style>
    <style:style style:name="P17" style:family="paragraph" style:parent-style-name="Standard">
      <style:text-properties officeooo:rsid="000fd16a" officeooo:paragraph-rsid="000fd16a"/>
    </style:style>
    <style:style style:name="P18" style:family="paragraph" style:parent-style-name="Standard">
      <style:text-properties officeooo:rsid="00105adf" officeooo:paragraph-rsid="00105adf"/>
    </style:style>
    <style:style style:name="P19" style:family="paragraph" style:parent-style-name="Heading_20_3">
      <style:text-properties officeooo:rsid="000a623f" officeooo:paragraph-rsid="000a623f"/>
    </style:style>
    <style:style style:name="P20" style:family="paragraph" style:parent-style-name="Heading_20_3">
      <style:text-properties officeooo:paragraph-rsid="000a623f"/>
    </style:style>
    <style:style style:name="P21" style:family="paragraph" style:parent-style-name="Preformatted_20_Text">
      <style:text-properties fo:background-color="#ffff00"/>
    </style:style>
    <style:style style:name="T1" style:family="text">
      <style:text-properties style:font-name="Times New Roman"/>
    </style:style>
    <style:style style:name="T2" style:family="text">
      <style:text-properties style:font-name="Times New Roman" officeooo:rsid="0002d9ed"/>
    </style:style>
    <style:style style:name="T3" style:family="text">
      <style:text-properties style:font-name="Times New Roman" style:font-name-asian="Times New Roman" style:font-name-complex="Times New Roman"/>
    </style:style>
    <style:style style:name="T4" style:family="text">
      <style:text-properties style:font-name="Times New Roman" style:font-name-asian="SimSun" style:font-name-complex="Mangal"/>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bold" style:font-name-asian="SimSun" style:font-weight-asian="bold" style:font-name-complex="Mangal" style:font-weight-complex="bold"/>
    </style:style>
    <style:style style:name="T7" style:family="text">
      <style:text-properties style:font-name="Times New Roman" officeooo:rsid="00074800"/>
    </style:style>
    <style:style style:name="T8" style:family="text">
      <style:text-properties style:font-name="Times New Roman" officeooo:rsid="000750ff"/>
    </style:style>
    <style:style style:name="T9" style:family="text">
      <style:text-properties style:font-name="Times New Roman" fo:font-style="italic" style:font-style-asian="italic" style:font-style-complex="italic"/>
    </style:style>
    <style:style style:name="T10" style:family="text">
      <style:text-properties style:font-name="Times New Roman" fo:font-style="italic" officeooo:rsid="000750ff" style:font-style-asian="italic" style:font-style-complex="italic"/>
    </style:style>
    <style:style style:name="T11" style:family="text">
      <style:text-properties style:font-name="Times New Roman" fo:font-style="italic" officeooo:rsid="00074800" style:font-style-asian="italic" style:font-style-complex="italic"/>
    </style:style>
    <style:style style:name="T12" style:family="text">
      <style:text-properties style:font-name="Times New Roman" fo:font-style="italic" fo:background-color="#ffff00" loext:char-shading-value="0" style:font-style-asian="italic" style:font-style-complex="italic"/>
    </style:style>
    <style:style style:name="T13" style:family="text">
      <style:text-properties style:font-name="Times New Roman" fo:background-color="#ffff00" loext:char-shading-value="0"/>
    </style:style>
    <style:style style:name="T14" style:family="text">
      <style:text-properties style:font-name="Times New Roman" officeooo:rsid="000afc24"/>
    </style:style>
    <style:style style:name="T15" style:family="text">
      <style:text-properties style:font-name="Times New Roman" officeooo:rsid="000cf465"/>
    </style:style>
    <style:style style:name="T16" style:family="text">
      <style:text-properties style:font-name="Times New Roman" officeooo:rsid="000f1ffc"/>
    </style:style>
    <style:style style:name="T17" style:family="text">
      <style:text-properties style:font-name="Times New Roman" fo:font-weight="normal" style:font-name-asian="SimSun" style:font-weight-asian="normal" style:font-name-complex="Mangal" style:font-weight-complex="normal"/>
    </style:style>
    <style:style style:name="T18" style:family="text">
      <style:text-properties style:font-name="Times New Roman" fo:font-weight="normal" officeooo:rsid="00124227" style:font-name-asian="SimSun" style:font-weight-asian="normal" style:font-name-complex="Mangal" style:font-weight-complex="normal"/>
    </style:style>
    <style:style style:name="T19" style:family="text">
      <style:text-properties style:font-name="Times New Roman" officeooo:rsid="00105adf"/>
    </style:style>
    <style:style style:name="T20" style:family="text">
      <style:text-properties officeooo:rsid="0002d9ed"/>
    </style:style>
    <style:style style:name="T21" style:family="text">
      <style:text-properties officeooo:rsid="00072b1f"/>
    </style:style>
    <style:style style:name="T22" style:family="text">
      <style:text-properties officeooo:rsid="000a623f"/>
    </style:style>
    <style:style style:name="T23" style:family="text">
      <style:text-properties officeooo:rsid="000f1ffc"/>
    </style:style>
    <style:style style:name="T24" style:family="text">
      <style:text-properties officeooo:rsid="001242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7 novembre 2017</text:p>
      <text:p text:style-name="P4"/>
      <text:p text:style-name="P4">(Il seguente <text:span text:style-name="T21">testo</text:span> è stato scritto di getto e l’italiano è pessimo. Tra un paio di millenni potrebbe essere sostituito da uno <text:span text:style-name="T21">pensato</text:span> con maggiore cura)</text:p>
      <text:p text:style-name="P7">Il file è venuto lungo solo perché è prolisso e prevede alternative: in realtà non c’è niente di complicato.</text:p>
      <text:h text:style-name="Heading_20_1" text:outline-level="1">Antefatto 1: vi serve un compilatore</text:h>
      <text:p text:style-name="P1">Dato che sto studiando il C++ proprio in quest<text:span text:style-name="T21">o</text:span> <text:span text:style-name="T21">periodo</text:span>, per me è abbastanza naturale pensare al C++ <text:span text:style-name="T20">nella sua ultima versione</text:span>, ossia lo standard 2017 (C++17); <text:span text:style-name="T20">perciò quando scrivo codice, non mi pongo il problema di quanto sia compatibile con le versioni precedenti</text:span>. <text:span text:style-name="T20">S</text:span><text:span text:style-name="T1">e </text:span><text:span text:style-name="T2">invece </text:span><text:span text:style-name="T1">non lo usate spesso, </text:span><text:span text:style-name="T2">è possibile che </text:span><text:span text:style-name="T1">sulle vostre macchine sia installata una versione del compilatore che non consente di utilizzare le ultime </text:span><text:span text:style-name="T2">funzionalità del linguaggio.</text:span></text:p>
      <text:p text:style-name="P2"><text:span text:style-name="T1">Se vi trovate in difficoltà a compilare, un primo consiglio è quindi quello di </text:span><text:span text:style-name="T5">aggiornare il compilatore</text:span><text:span text:style-name="T1">.</text:span></text:p>
      <text:p text:style-name="P2"><text:span text:style-name="T1">Qui prenderò in esame solo GCC – nello specifico, la versione per Windows di GCC.</text:span></text:p>
      <text:p text:style-name="P2"><text:span text:style-name="T1"/></text:p>
      <text:h text:style-name="Heading_20_1" text:outline-level="1">Antefatto 2: vi serve la libreria SQLite</text:h>
      <text:h text:style-name="Heading_20_2" text:outline-level="2">A) Avete SQLite installato</text:h>
      <text:p text:style-name="P3"><text:span text:style-name="T1">Se avete SQLite già installato, la libreria si trova da qualche parte nelle directory di sistema della vostra macchina e dovete solo trovarla. </text:span><text:span text:style-name="T7">Se però poi vedete che il programma non ‘linka’ oppure non funziona, potrebbe essere che per qualche ragione quella versione della libreria sia stata compilata solo</text:span><text:span text:style-name="T1"> per C; </text:span><text:span text:style-name="T7">in tal caso, </text:span><text:span text:style-name="T1">dovrete seguire uno dei passaggi successivi.</text:span></text:p>
      <text:p text:style-name="P3"><text:span text:style-name="T1"/></text:p>
      <text:h text:style-name="Heading_20_2" text:outline-level="2">B) Non avete SQLite installato</text:h>
      <text:p text:style-name="P3"><text:span text:style-name="T1">Se non lo avete installato, </text:span><text:span text:style-name="T5">non</text:span><text:span text:style-name="T1"> siete obbligati a farlo, ma comunque dovrete ottenere la libreria. Come prima cosa andate a questa pagina:</text:span></text:p>
      <text:p text:style-name="P3"><text:span text:style-name="T1"><text:s/></text:span><text:a xlink:type="simple" xlink:href="https://www.sqlite.org/download.html" office:name="lkSQLite3" text:style-name="Internet_20_link" text:visited-style-name="Visited_20_Internet_20_Link"><text:span text:style-name="T1">https://www.sqlite.org/download.html</text:span></text:a><text:span text:style-name="T1"> </text:span></text:p>
      <text:p text:style-name="P3"><text:span text:style-name="T7">Qui vi si offrono </text:span><text:span text:style-name="T1">diverse opzioni:</text:span></text:p>
      <text:h text:style-name="Heading_20_3" text:outline-level="3">1) Scaricare la libreria già compilata.</text:h>
      <text:p text:style-name="P3"><text:span text:style-name="T1">SQLite è scritto in C, </text:span><text:span text:style-name="T7">ma le funzioni sono precedute dal codice “extern C” che viene incluso quando ‘linkate’ per C++. Perciò in teoria tutto dovrebbe funzionare bene. Se non dovesse funzionare bene o voleste cambiare nome alla libreria, potete seguire il passaggio successivo</text:span><text:span text:style-name="T1">. </text:span><text:span text:style-name="T7">I</text:span><text:span text:style-name="T1">l file da scaricare è “Precompiled Binaries for</text:span><text:span text:style-name="T3">…</text:span><text:span text:style-name="T4">” + il vostro sistema operativo.</text:span></text:p>
      <text:p text:style-name="P3"><text:span text:style-name="T4"/></text:p>
      <text:p text:style-name="P3"><text:span text:style-name="T4">La libreria a 32 e quella a 64 bit hanno lo stesso nome, perciò dovrete fare una scelta. Questa scelta vi condizionerà da questo momento in poi, nel senso che se scaricate la versione a 64bit, dovete verificare che il vostro compilatore compili correttamente a 64bit. Se siete in dubbio, potete fare tutto a 32bit e funzionerà allo stesso modo (io sto testandolo sia a 32 che a 64 bit e non trovo differenze).</text:span></text:p>
      <text:p text:style-name="P3"><text:span text:style-name="T4"/></text:p>
      <text:p text:style-name="P3"><text:span text:style-name="T4">E</text:span><text:span text:style-name="T3">…</text:span><text:span text:style-name="T4"> no, non potete semplicemente rinominare la libreria per averle tutt’e due. Una libreria dinamica contiene delle definizioni al suo interno e il nome del file dev’essere quello che è stato deciso in fase di compilazione.</text:span></text:p>
      <text:p text:style-name="P3"><text:span text:style-name="T4">Però potete rinominarla seguendo la prossima opzione.</text:span></text:p>
      <text:h text:style-name="Heading_20_2" text:outline-level="2"><text:soft-page-break/>2) Scaricare il sorgente da compilare.</text:h>
      <text:p text:style-name="P4"><text:span text:style-name="T1">Io </text:span><text:span text:style-name="T7">volevo sul pc sia la versione della libreria a 32bit che quella a 64bit, perciò </text:span><text:span text:style-name="T1">mi sono trovato costretto a seguire questa strada; </text:span><text:span text:style-name="T7">nel caso per qualche motivo i metodi sopra non funzionassero, vi riassumo </text:span><text:span text:style-name="T8">cosa fare</text:span><text:span text:style-name="T1">.</text:span></text:p>
      <text:p text:style-name="P5"><text:span text:style-name="T1">In questo caso il file da scaricare è lo “amalgamation”. È stato chiamato così perché, per facilitare la vita agli sviluppatori, i prototipi delle funzioni sono stati inclusi nel codice sorgente, perciò in pratica non vi dovete preoccupare di avere lo header.</text:span></text:p>
      <text:p text:style-name="P6"><text:span text:style-name="T1">Se scaricate il pacchetto “sqlite-amalgamation-3210000.zip” ci trovate dentro ben 4 files. A noi interessa solo “sqlite3.c” giacché, se gli date un’occhiatina dentro, vedrete che già comprende lo “sqlite3.h”. </text:span><text:span text:style-name="T7">Comunque sia, visto che una volta decompresso il pacchetto vi fa trovare a disposizione “sqlite3.h” nella stessa cartella, </text:span><text:span text:style-name="T11">per ora</text:span><text:span text:style-name="T7"> non dovete fare proprio nulla.</text:span></text:p>
      <text:p text:style-name="P5"><text:span text:style-name="T1"/></text:p>
      <text:p text:style-name="P5"><text:span text:style-name="T1">Se usate GCC, potete ottenere una libreria dinamica </text:span><text:span text:style-name="T8">(</text:span><text:span text:style-name="T10">shared</text:span><text:span text:style-name="T8">) per Windows </text:span><text:span text:style-name="T1">con l’istruzione:</text:span></text:p>
      <text:p text:style-name="P21">gcc -shared sqlite3.c -o sqlite3.dll</text:p>
      <text:p text:style-name="P9"><text:span text:style-name="T1">come descritto in questa pagina:</text:span></text:p>
      <text:p text:style-name="P9"><text:a xlink:type="simple" xlink:href="https://www.sqlite.org/howtocompile.html" office:name="lkCompDll" text:style-name="Internet_20_link" text:visited-style-name="Visited_20_Internet_20_Link"><text:span text:style-name="T1"><text:s/>https://www.sqlite.org/howtocompile.html</text:span></text:a><text:span text:style-name="T1"> </text:span></text:p>
      <text:p text:style-name="P9"><text:span text:style-name="T1">(Le istruzioni complete per la compilazione sono qui </text:span><text:a xlink:type="simple" xlink:href="https://www.sqlite.org/compile.html" text:style-name="Internet_20_link" text:visited-style-name="Visited_20_Internet_20_Link"><text:span text:style-name="T1">https://www.sqlite.org/compile.html</text:span></text:a><text:span text:style-name="T1">, se proprio volete farvi del male)</text:span></text:p>
      <text:p text:style-name="P9"><text:span text:style-name="T1"/></text:p>
      <text:p text:style-name="P9"><text:span text:style-name="T1">Questo è il momento giusto per </text:span><text:span text:style-name="T5">scegliere il nome</text:span><text:span text:style-name="T1">, se volete.</text:span></text:p>
      <text:h text:style-name="Heading_20_4" text:outline-level="4">Linux</text:h>
      <text:p text:style-name="P9"><text:span text:style-name="T1">Intanto, le librerie dinamiche (</text:span><text:span text:style-name="T9">shared libraries</text:span><text:span text:style-name="T1">) in Linux di solito si chiamano </text:span><text:span text:style-name="T13">lib</text:span><text:span text:style-name="T12">qualcosa</text:span><text:span text:style-name="T13">.so</text:span><text:span text:style-name="T1">. C’è tutto un meccanismo cervellotico per dare loro il nome che trovate descritto qui: </text:span><text:a xlink:type="simple" xlink:href="http://tldp.org/HOWTO/Program-Library-HOWTO/shared-libraries.html" text:style-name="Internet_20_link" text:visited-style-name="Visited_20_Internet_20_Link"><text:span text:style-name="T1">http://tldp.org/HOWTO/Program-Library-HOWTO/shared-libraries.html</text:span></text:a><text:span text:style-name="T1">.</text:span></text:p>
      <text:p text:style-name="P9"><text:span text:style-name="T1">La cosa fondamentale da capire è che se in Linux chiamate una libreria “libmario.so.3.11.433”, il suo nome è “mario”. Per trovarla, al compilatore dovrete dire “mario”.</text:span></text:p>
      <text:p text:style-name="P9"><text:span text:style-name="T1">Se quindi volete una libreria a 32 e una a 64 bit, dovrete fare in modo che la parte di nome fra “lib” e “.so” sia diversa (es: libsqlite3_32bit.so e libsqlite3_64bit.so).</text:span></text:p>
      <text:h text:style-name="Heading_20_4" text:outline-level="4">Windows</text:h>
      <text:p text:style-name="P9"><text:span text:style-name="T1">Potete fare come vi pare, basta che l’estensione del file sia “.dll”.</text:span></text:p>
      <text:p text:style-name="P9"><text:span text:style-name="T1">Quindi nomi come sqlite3_32bit.dll e sqlite3_64bit.dll vanno benissimo.</text:span></text:p>
      <text:p text:style-name="P9"><text:span text:style-name="T1"/></text:p>
      <text:p text:style-name="P10"><text:span text:style-name="T1">In entrambi i casi, se avete un compilatore a 32bit compilerà a 32bit (e funzionerà anche in un sistema operativo a 64bit), e se avete un compilatore a 64 bit compilerà a 64 bit. Perciò, per avere due versioni, dovete avere </text:span><text:span text:style-name="T5">due</text:span><text:span text:style-name="T1"> compilatori (se invece avete un compilatore a 64 bit che può essere impostato per compilare anche a 32, beh, beati voi).</text:span></text:p>
      <text:p text:style-name="P10"><text:span text:style-name="T1"/></text:p>
      <text:h text:style-name="Heading_20_1" text:outline-level="1">Il fatto!</text:h>
      <text:p text:style-name="P11"><text:span text:style-name="T1">Non aspettatevi di trovare un makefile.</text:span></text:p>
      <text:p text:style-name="P11"><text:span text:style-name="T1">Scrivere un makefile significherebbe prendere delle decisioni sulla struttura delle cartelle che non ho voglia di prendere oggi. Se però qualcuno di voi ha voglia di pensare già ad un’organizzazione del codice, può procedere senza indugi e io mi accoderò.</text:span></text:p>
      <text:h text:style-name="Heading_20_2" text:outline-level="2">Compilare</text:h>
      <text:p text:style-name="P11"><text:span text:style-name="T1">Per compilare ‘a mano’ basta:</text:span></text:p>
      <text:h text:style-name="P20" text:outline-level="3"><text:soft-page-break/>Fase <text:span text:style-name="T22">uno</text:span></text:h>
      <text:p text:style-name="P11"><text:span text:style-name="T1">Mettere tutti i file .h, tutti i file .cpp </text:span><text:span text:style-name="T15">e tutti i file .so/.dll </text:span><text:span text:style-name="T1">in una cartella.</text:span></text:p>
      <text:p text:style-name="P11"><text:span text:style-name="T1">Con la parola tutti, intendo ovviamente anche il file sqlite3.h di cui sopra (ma dai, </text:span><text:span text:style-name="T14">davvero</text:span><text:span text:style-name="T1"> l’avevate già cancellato?)</text:span></text:p>
      <text:h text:style-name="P19" text:outline-level="3">Fase due</text:h>
      <text:p text:style-name="P11">Aprire una console di Windows o un terminale Linux.</text:p>
      <text:p text:style-name="P11"><text:span text:style-name="T24">(</text:span>Farà ridere gli utenti Linux, ma ci sono utenti Windows che non hanno mai usato una finestra MS-DOS, perciò era bene specificarlo.<text:span text:style-name="T24">)</text:span></text:p>
      <text:h text:style-name="Heading_20_3" text:outline-level="3">Fase <text:span text:style-name="T22">tr</text:span>e</text:h>
      <text:p text:style-name="P11"><text:span text:style-name="T1">Stabilire quale versione del C++ il vostro compilatore supporta (l’avete già aggiornato, vero?). Con g++ basta scrivere:</text:span></text:p>
      <text:p text:style-name="P21">g++ --version</text:p>
      <text:p text:style-name="P11"><text:span text:style-name="T1">Se vi viene fuori una versione dalla 5 in avanti, che io sappia dovrebbe andare bene. Il minimo sindacale dovrebbe essere 5.3. Sul mio pc W7 ho la 7.1.0.</text:span></text:p>
      <text:p text:style-name="P12"><text:span text:style-name="T1">La versione del compilatore determina quale linguaggio C++ potete usare. In ordine di preferenza, a calare, queste opzioni per GCC sono:</text:span></text:p>
      <text:p text:style-name="Preformatted_20_Text">-std=++17</text:p>
      <text:p text:style-name="Preformatted_20_Text">-std=gnu++17</text:p>
      <text:p text:style-name="Preformatted_20_Text">-std=++14</text:p>
      <text:p text:style-name="Preformatted_20_Text">-std=gnu++14</text:p>
      <text:p text:style-name="Preformatted_20_Text">-std=++11</text:p>
      <text:p text:style-name="Preformatted_20_Text">-std=gnu++11</text:p>
      <text:p text:style-name="P13"><text:span text:style-name="T1">Penso vi convenga partire dalla prima e, se il compilatore vi dà errore, sostituirla con quella successiva.</text:span></text:p>
      <text:p text:style-name="P13"><text:span text:style-name="T1">Per errori diversi da questi mi dovete invece contattare di persona, perché potrei aver scritto del codice che richiede, che ne so, almeno la versione C++14 del linguaggio – <text:s/>come dicevo all’inizio, non lo so nemmeno io.</text:span></text:p>
      <text:h text:style-name="Heading_20_3" text:outline-level="3">Fase quattro</text:h>
      <text:p text:style-name="P13"><text:span text:style-name="T1">Compilare. Il comando può essere </text:span><text:span text:style-name="T19">ad esempio</text:span><text:span text:style-name="T1">:</text:span></text:p>
      <text:p text:style-name="Preformatted_20_Text">g++ -std=gnu++17 -Wall -Wextra -pedantic-errors -pipe -O3 main_01.cpp CheckInitDb.cpp Luogo_01.cpp RSQLite3.cpp LuogoGestore.cpp -L. -lsqlite3_<text:span text:style-name="T23">32</text:span> -o main.exe</text:p>
      <text:p text:style-name="P14"><text:span text:style-name="T1">In cui:</text:span></text:p>
      <text:list xml:id="list5229024988958713003" text:style-name="L1">
        <text:list-item>
          <text:p text:style-name="P15"><text:span text:style-name="T1">g++ è il nome del compilatore</text:span></text:p>
        </text:list-item>
        <text:list-item>
          <text:p text:style-name="P15"><text:span text:style-name="T1">-std=gnu++17 è lo standard massimo che la vostra versione del compilatore vi consente</text:span></text:p>
        </text:list-item>
        <text:list-item>
          <text:p text:style-name="P15"><text:span text:style-name="T1">-Wall -Wextra -pedantic-errors servono per alzare al massimo il livello degli warnings</text:span></text:p>
        </text:list-item>
        <text:list-item>
          <text:p text:style-name="P15"><text:span text:style-name="T1">-pipe </text:span><text:span text:style-name="T16">consuma più memoria in cambio di una compilazione più veloce (da non usare su macchine con poca memoria)</text:span></text:p>
        </text:list-item>
        <text:list-item>
          <text:p text:style-name="P15"><text:span text:style-name="T16">-O3 imposta il massimo livello di ottimizzazione (file più piccoli, ma più lenti in esecuzione); è consigliato il livello 2: -O2</text:span></text:p>
        </text:list-item>
        <text:list-item>
          <text:p text:style-name="P16"><text:span text:style-name="T1">*.cpp </text:span><text:span text:style-name="T3">…</text:span><text:span text:style-name="T4"> i file da compilare;</text:span></text:p>
        </text:list-item>
        <text:list-item>
          <text:p text:style-name="P16"><text:span text:style-name="T4">-L. la directory in cui si trova la libreria dinamica; il punto vuol dire ‘qui’; se quest’opzione non viene usata, ma SQLite è regolarmente installato, il compilatore dovrebbe essere in grado di trovare la libreria lo stesso, frugando far le directory di sistema; se l’avevate ricompilata, </text:span><text:span text:style-name="T6">non</text:span><text:span text:style-name="T17"> è quello che avreste voluto succedesse;</text:span></text:p>
        </text:list-item>
        <text:list-item>
          <text:p text:style-name="P16"><text:span text:style-name="T17">-lsqlite3_32 il nome della libreria da ‘linkare’; in una macchina </text:span><text:span text:style-name="T6">Windows</text:span><text:span text:style-name="T17">, il compilatore cercherà il file “sqlite3_32.dll”; in una macchina </text:span><text:span text:style-name="T6">Linux</text:span><text:span text:style-name="T17">, cercherà “libsqlite3_32.so”; </text:span><text:span text:style-name="T18">se usate quella precompilata, dovreste scrivere -lsqlite3;</text:span></text:p>
        </text:list-item>
        <text:list-item>
          <text:p text:style-name="P16"><text:span text:style-name="T17">-o main.exe il nome dell’eseguibile da creare.</text:span></text:p>
        </text:list-item>
      </text:list>
      <text:h text:style-name="Heading_20_2" text:outline-level="2"><text:soft-page-break/>Eseguire</text:h>
      <text:p text:style-name="P17"><text:span text:style-name="T1">Ah, ah, ah!</text:span></text:p>
      <text:p text:style-name="P17"><text:span text:style-name="T1">Pensavate fosse finita, vero? :-)</text:span></text:p>
      <text:p text:style-name="P17"><text:span text:style-name="T1">Per eseguire il programma bisogna che nella stessa cartella si trovino i file</text:span></text:p>
      <text:p text:style-name="Preformatted_20_Text">CreaBaseDb.txt</text:p>
      <text:p text:style-name="Preformatted_20_Text">Luogo_01.txt</text:p>
      <text:p text:style-name="P17"><text:span text:style-name="T1">altrimenti va in crash con allarmanti messaggi d’errore.</text:span></text:p>
      <text:p text:style-name="P17"><text:span text:style-name="T1">Ad es. la riga</text:span></text:p>
      <text:p text:style-name="Preformatted_20_Text">for(std::string line; std::getline(fin, line); cmds.push_back(line));</text:p>
      <text:p text:style-name="P17"><text:span text:style-name="T1">lancia un’eccezione perché si sta tentando di leggere da un file non aperto.</text:span></text:p>
      <text:p text:style-name="P17"><text:span text:style-name="T1"/></text:p>
      <text:h text:style-name="Heading_20_1" text:outline-level="1">Le conseguenze del fatto</text:h>
      <text:p text:style-name="P18"><text:span text:style-name="T1">Immagino che vi stiate chiedendo come mai appaiono tutti quegli inquietanti messaggi d’errore.</text:span></text:p>
      <text:p text:style-name="P18"><text:span text:style-name="T1">Che ci crediate o no, è una precisa scelta. Quei messaggi mi aiutano a capire come esegue il programma, e poi non sono messaggi di errore.</text:span></text:p>
      <text:p text:style-name="P18"><text:span text:style-name="T1">Ad es., ‘SQLITE_ROW’ e ‘SQLITE_DONE’ non sono messaggi di errore, ma creano un output lo stesso. In questa maniera si può indovinare cosa sta facendo il database.</text:span></text:p>
      <text:p text:style-name="P18"><text:span text:style-name="T1"/></text:p>
      <text:p text:style-name="P18"><text:span text:style-name="T1">Se tutto è andato bene, nella vostra cartella ci dovrebbe ora essere un file “prova_01.sqlite3” leggibile da qualsiasi applicazione che si interfacci con database SQLite.</text:span></text:p>
      <text:p text:style-name="P18"><text:span text:style-name="T1">Allo stato attuale, il programma non va più in là di qui.</text:span></text:p>
      <text:p text:style-name="P1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Naldi</meta:initial-creator>
    <meta:creation-date>2017-11-27T11:42:51.920000000</meta:creation-date>
    <dc:date>2017-11-27T15:50:40.150000000</dc:date>
    <dc:creator>Roberto Naldi</dc:creator>
    <meta:editing-duration>PT1H20M57S</meta:editing-duration>
    <meta:editing-cycles>12</meta:editing-cycles>
    <meta:generator>LibreOffice/5.0.2.2$Windows_x86 LibreOffice_project/37b43f919e4de5eeaca9b9755ed688758a8251fe</meta:generator>
    <meta:document-statistic meta:table-count="0" meta:image-count="0" meta:object-count="0" meta:page-count="4" meta:paragraph-count="90" meta:word-count="1422" meta:character-count="8951" meta:non-whitespace-character-count="7622"/>
  </office:meta>
</office:document-meta>
</file>